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82f5d" officeooo:paragraph-rsid="00082f5d"/>
    </style:style>
    <style:style style:name="P2" style:family="paragraph" style:parent-style-name="Title">
      <style:text-properties officeooo:rsid="00082f5d" officeooo:paragraph-rsid="00082f5d"/>
    </style:style>
    <style:style style:name="P3" style:family="paragraph" style:parent-style-name="Text_20_body">
      <style:text-properties officeooo:rsid="00082f5d" officeooo:paragraph-rsid="00082f5d"/>
    </style:style>
    <style:style style:name="P4" style:family="paragraph" style:parent-style-name="Text_20_body">
      <style:text-properties officeooo:rsid="00132083" officeooo:paragraph-rsid="00132083"/>
    </style:style>
    <style:style style:name="P5" style:family="paragraph" style:parent-style-name="Text_20_body">
      <style:text-properties officeooo:rsid="0015b216" officeooo:paragraph-rsid="0015b216"/>
    </style:style>
    <style:style style:name="T1" style:family="text">
      <style:text-properties officeooo:rsid="000d0473"/>
    </style:style>
    <style:style style:name="T2" style:family="text">
      <style:text-properties officeooo:rsid="000effdb"/>
    </style:style>
    <style:style style:name="T3" style:family="text">
      <style:text-properties officeooo:rsid="001062d6"/>
    </style:style>
    <style:style style:name="T4" style:family="text">
      <style:text-properties officeooo:rsid="0015b2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adme- <text:span text:style-name="T4">Resource.</text:span>cpp</text:p>
      <text:p text:style-name="P1">OBJECTIVES:</text:p>
      <text:p text:style-name="P1">Creates <text:span text:style-name="T4">and manages resource data for both players.</text:span></text:p>
      <text:p text:style-name="P1">QT FEATURES USED:</text:p>
      <text:p text:style-name="P1">Q<text:span text:style-name="T4">graphicsTextItem – used for displaying resources in the scene</text:span></text:p>
      <text:p text:style-name="P1">VARIABLES AND MEMBER FUNCTIONS:</text:p>
      <text:p text:style-name="P5">s_res,t_res – ship and tower resources </text:p>
      <text:p text:style-name="P5">incT(),incS(),decT(),decS() - for modifying resources</text:p>
      <text:p text:style-name="P5">getS(),getT() - for getting resources outside the obj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6pt" fo:font-style="italic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00:59:14.816097106</meta:creation-date>
    <dc:date>2018-03-07T13:21:04.319582091</dc:date>
    <meta:editing-duration>PT23M25S</meta:editing-duration>
    <meta:editing-cycles>11</meta:editing-cycles>
    <meta:generator>LibreOffice/5.4.5.1$Linux_X86_64 LibreOffice_project/40m0$Build-1</meta:generator>
    <meta:document-statistic meta:table-count="0" meta:image-count="0" meta:object-count="0" meta:page-count="1" meta:paragraph-count="9" meta:word-count="44" meta:character-count="340" meta:non-whitespace-character-count="302"/>
  </office:meta>
</office:document-meta>
</file>